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Heading">
      <style:text-properties style:font-name="Verdana1" officeooo:rsid="0008fb6a"/>
    </style:style>
    <style:style style:name="P3" style:family="paragraph" style:parent-style-name="Heading_20_1">
      <style:text-properties style:font-name="Verdana1" officeooo:rsid="0008fb6a"/>
    </style:style>
    <style:style style:name="P4" style:family="paragraph" style:parent-style-name="Heading_20_2">
      <style:text-properties style:font-name="Verdana1" officeooo:rsid="000af1be"/>
    </style:style>
    <style:style style:name="P5" style:family="paragraph" style:parent-style-name="Heading_20_2">
      <style:text-properties style:font-name="Verdana1" officeooo:rsid="000af1be" officeooo:paragraph-rsid="000af1be"/>
    </style:style>
    <style:style style:name="P6" style:family="paragraph" style:parent-style-name="Heading_20_4">
      <style:text-properties style:font-name="Verdana1" officeooo:rsid="0009a4e7"/>
    </style:style>
    <style:style style:name="P7" style:family="paragraph" style:parent-style-name="Heading_20_3">
      <style:text-properties style:font-name="Verdana1" officeooo:rsid="000af1be"/>
    </style:style>
    <style:style style:name="P8" style:family="paragraph" style:parent-style-name="Text_20_body">
      <style:text-properties style:font-name="Verdana1" officeooo:rsid="000bde27" officeooo:paragraph-rsid="000bde27"/>
    </style:style>
    <style:style style:name="P9" style:family="paragraph" style:parent-style-name="Text_20_body" style:list-style-name="L1">
      <style:text-properties style:font-name="Verdana1" officeooo:rsid="0009a4e7" officeooo:paragraph-rsid="0009a4e7"/>
    </style:style>
    <style:style style:name="P10" style:family="paragraph" style:parent-style-name="Text_20_body" style:list-style-name="L1">
      <style:text-properties style:font-name="Verdana1" officeooo:rsid="000abd8d" officeooo:paragraph-rsid="000abd8d"/>
    </style:style>
    <style:style style:name="P11" style:family="paragraph" style:parent-style-name="Text_20_body">
      <style:text-properties style:font-name="Verdana1" officeooo:rsid="0008fb6a" officeooo:paragraph-rsid="0008fb6a"/>
    </style:style>
    <style:style style:name="P12" style:family="paragraph" style:parent-style-name="Text_20_body">
      <style:text-properties style:font-name="Verdana1" officeooo:rsid="000d1f82" officeooo:paragraph-rsid="000d1f82"/>
    </style:style>
    <style:style style:name="P13" style:family="paragraph" style:parent-style-name="Text_20_body">
      <style:text-properties officeooo:rsid="000af1be"/>
    </style:style>
    <style:style style:name="P14" style:family="paragraph" style:parent-style-name="Text_20_body">
      <style:text-properties officeooo:rsid="000bde27" officeooo:paragraph-rsid="000bde27"/>
    </style:style>
    <style:style style:name="P15" style:family="paragraph" style:parent-style-name="Text_20_body">
      <style:text-properties officeooo:rsid="000bde27" officeooo:paragraph-rsid="000d1f82"/>
    </style:style>
    <style:style style:name="T1" style:family="text">
      <style:text-properties style:font-name="Verdana1" officeooo:rsid="0009a4e7"/>
    </style:style>
    <style:style style:name="T2" style:family="text">
      <style:text-properties officeooo:rsid="000d1f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dokumenation Projekt C</text:p>
      <text:p text:style-name="P2">Mensa Meter</text:p>
      <text:h text:style-name="P3" text:outline-level="1">Vorwort</text:h>
      <text:p text:style-name="P1">Ziel und Inspiration des Projekts C „Mensa Meter“ war es durch eine kleine praktische Anwendung die Funktionalität von Mobilen Webbasierten Apps zu erforschen. Hierfür sollte <text:span text:style-name="T2">primär</text:span> die JavaScript basierende <text:span text:style-name="T2">Inteface-</text:span>API jQuery Mobile zum Einsatz <text:span text:style-name="T2">kommen</text:span>. <text:span text:style-name="T2">Dabei wurde untersucht ob sich</text:span> diese mit nativen Apps messen kann.</text:p>
      <text:p text:style-name="P1">Eine weitere Priorität des Projekts lag darin das Projekt über ein <text:span text:style-name="T2">Versionsverwaltungss</text:span>ystem <text:span text:style-name="T2">zu </text:span>Entwickeln und zu Verwalten und damit vorhandene Softwareentwicklungstechniken <text:span text:style-name="T2">wie Prozesse </text:span>zu vertiefen.</text:p>
      <text:p text:style-name="P1"/>
      <text:p text:style-name="P1"><text:span text:style-name="T2">Parser</text:span></text:p>
      <text:p text:style-name="P12">Login Twitter/Facebook</text:p>
      <text:p text:style-name="P12">Anzeige der Essen je nach Mensa</text:p>
      <text:p text:style-name="P12">Bewertung der Essen</text:p>
      <text:h text:style-name="P5" text:outline-level="2">Concepts</text:h>
      <text:h text:style-name="P4" text:outline-level="2">Architektur</text:h>
      <text:p text:style-name="P8">Model View Controller</text:p>
      <text:h text:style-name="P4" text:outline-level="2">Klassen</text:h>
      <text:h text:style-name="P7" text:outline-level="3">Bootstrap</text:h>
      <text:p text:style-name="P13">Die erste Klasse die von Index im Root Verzeichnis aufgerufen wird ist Bootstrap. Darin befindet sich die Routing Logik der App.</text:p>
      <text:p text:style-name="P14">$url[0]/$url[1]/$url[2]</text:p>
      <text:p text:style-name="P15">Ordner/Funktion/Parameter</text:p>
      <text:h text:style-name="Heading_20_2" text:outline-level="2"><text:soft-page-break/><text:span text:style-name="T1">Tools</text:span></text:h>
      <text:h text:style-name="P6" text:outline-level="4">Versioncontrol</text:h>
      <text:list xml:id="list842052703613695947" text:style-name="L1">
        <text:list-item>
          <text:p text:style-name="P9">Git 1.8.0</text:p>
        </text:list-item>
        <text:list-item>
          <text:p text:style-name="P9">GitHub CLI</text:p>
        </text:list-item>
      </text:list>
      <text:h text:style-name="P6" text:outline-level="4">Editor &amp; IDE</text:h>
      <text:list xml:id="list202117451132316" text:continue-numbering="true" text:style-name="L1">
        <text:list-item>
          <text:p text:style-name="P9">NetBeans 7.3 + Gitaddon</text:p>
        </text:list-item>
        <text:list-item>
          <text:p text:style-name="P9">Notepad++ 6.2.1</text:p>
        </text:list-item>
        <text:list-item>
          <text:p text:style-name="P10">Libreoffice 3.6</text:p>
        </text:list-item>
      </text:list>
      <text:h text:style-name="P6" text:outline-level="4">Server</text:h>
      <text:list xml:id="list202117453138598" text:continue-numbering="true" text:style-name="L1">
        <text:list-item>
          <text:p text:style-name="P9">local → XAMPP 1.7.7</text:p>
          <text:list>
            <text:list-item>
              <text:p text:style-name="P9">PHP 5.3.8</text:p>
            </text:list-item>
            <text:list-item>
              <text:p text:style-name="P9">PDO_MySQL 5.0.8</text:p>
            </text:list-item>
          </text:list>
        </text:list-item>
        <text:list-item>
          <text:p text:style-name="P9">virtual → pstud1</text:p>
        </text:list-item>
        <text:list-item>
          <text:p text:style-name="P9">transfer</text:p>
          <text:list>
            <text:list-item>
              <text:p text:style-name="P9">Filezilla 3.6.0.2</text:p>
            </text:list-item>
          </text:list>
        </text:list-item>
      </text:list>
      <text:h text:style-name="P6" text:outline-level="4">Browser + Addons</text:h>
      <text:list xml:id="list202117457133076" text:continue-numbering="true" text:style-name="L1">
        <text:list-item>
          <text:p text:style-name="P9">Firefox + Firebug + Developertools</text:p>
        </text:list-item>
        <text:list-item>
          <text:p text:style-name="P9">Chrome + Developertoo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8T20:21:17.356000000</dc:date>
    <meta:editing-duration>PT30S</meta:editing-duration>
    <meta:editing-cycles>5</meta:editing-cycles>
    <meta:document-statistic meta:table-count="0" meta:image-count="0" meta:object-count="0" meta:page-count="2" meta:paragraph-count="35" meta:word-count="175" meta:character-count="1158" meta:non-whitespace-character-count="1031"/>
  </office:meta>
</office:document-meta>
</file>